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24pt"/>
    </style:style>
    <style:style style:name="co3" style:family="table-column">
      <style:table-column-properties fo:break-before="auto" style:column-width="9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bce4e5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e0efd4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dc5e7"/>
    </style:style>
    <style:style style:name="ce5" style:family="table-cell" style:parent-style-name="Default">
      <style:table-cell-properties fo:background-color="#cccccc"/>
    </style:style>
    <style:style style:name="ce13" style:family="table-cell" style:parent-style-name="Default" style:data-style-name="N121">
      <style:table-cell-properties fo:background-color="#adc5e7"/>
    </style:style>
    <style:style style:name="ce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table:table-column table:style-name="co1" table:number-columns-repeated="4" table:default-cell-style-name="ce7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es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w8a</text:p>
          </table:table-cell>
          <table:table-cell office:value-type="float" office:value="2" calcext:value-type="float">
            <text:p>2</text:p>
          </table:table-cell>
          <table:table-cell office:value-type="float" office:value="49749" calcext:value-type="float">
            <text:p>4974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2" calcext:value-type="float">
            <text:p>2</text:p>
          </table:table-cell>
          <table:table-cell office:value-type="float" office:value="581012" calcext:value-type="float">
            <text:p>5810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7" calcext:value-type="float">
            <text:p>7</text:p>
          </table:table-cell>
          <table:table-cell office:value-type="float" office:value="2310" calcext:value-type="float">
            <text:p>2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office:value-type="float" office:value="10" calcext:value-type="float">
            <text:p>10</text:p>
          </table:table-cell>
          <table:table-cell office:value-type="float" office:value="60000" calcext:value-type="float">
            <text:p>60000</text:p>
          </table:table-cell>
          <table:table-cell office:value-type="float" office:value="780" calcext:value-type="float">
            <text:p>780</text:p>
          </table:table-cell>
        </table:table-row>
      </table:table>
      <table:table table:name="W8a" table:style-name="ta1">
        <table:shapes>
          <draw:frame draw:z-index="0" draw:style-name="gr1" draw:text-style-name="P1" svg:width="453.6pt" svg:height="254.41pt" svg:x="351.07pt" svg:y="7.2pt">
            <draw:object draw:notify-on-update-of-ranges="W8a.A8:W8a.A17 W8a.B6:W8a.B7 W8a.B8:W8a.B17 W8a.C6:W8a.C7 W8a.C8:W8a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28.65pt" svg:y="278.08pt">
            <draw:object draw:notify-on-update-of-ranges="W8a.A22:W8a.A31 W8a.B21:W8a.B21 W8a.B22:W8a.B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248.34pt" svg:y="280.06pt">
            <draw:object draw:notify-on-update-of-ranges="W8a.A22:W8a.A31 W8a.C21:W8a.C21 W8a.C22:W8a.C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W8a</text:p>
          </table:table-cell>
          <table:covered-table-cell table:number-columns-repeated="2" table:style-name="Default"/>
          <table:covered-table-cell/>
          <table:table-cell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float" office:value="49749" calcext:value-type="float">
            <text:p>49749</text:p>
          </table:table-cell>
          <table:table-cell table:style-name="ce2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6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3" table:number-rows-spanned="1">
            <text:p>Time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Algorithm</text:p>
          </table:table-cell>
          <table:table-cell table:style-name="ce5" office:value-type="string" calcext:value-type="string">
            <text:p>Matlab+C</text:p>
          </table:table-cell>
          <table:table-cell table:style-name="ce5" office:value-type="string" calcext:value-type="string">
            <text:p>Python+Numpy</text:p>
          </table:table-cell>
          <table:table-cell table:style-name="ce5" office:value-type="string" calcext:value-type="string">
            <text:p>Error Rate</text:p>
          </table:table-cell>
          <table:table-cell table:style-name="ce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2.794" calcext:value-type="float">
            <text:p>2.794</text:p>
          </table:table-cell>
          <table:table-cell office:value-type="float" office:value="0.274" calcext:value-type="float">
            <text:p>0.274</text:p>
          </table:table-cell>
          <table:table-cell table:style-name="ce4" office:value-type="float" office:value="0.115" calcext:value-type="float">
            <text:p>0.115</text:p>
          </table:table-cell>
          <table:table-cell table:style-name="ce6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2.636" calcext:value-type="float">
            <text:p>2.636</text:p>
          </table:table-cell>
          <table:table-cell office:value-type="float" office:value="0.469" calcext:value-type="float">
            <text:p>0.469</text:p>
          </table:table-cell>
          <table:table-cell table:style-name="ce4" office:value-type="float" office:value="0.105" calcext:value-type="float">
            <text:p>0.105</text:p>
          </table:table-cell>
          <table:table-cell table:style-name="ce6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2.863" calcext:value-type="float">
            <text:p>2.863</text:p>
          </table:table-cell>
          <table:table-cell office:value-type="float" office:value="0.515" calcext:value-type="float">
            <text:p>0.515</text:p>
          </table:table-cell>
          <table:table-cell table:style-name="ce4" office:value-type="float" office:value="0.104" calcext:value-type="float">
            <text:p>0.104</text:p>
          </table:table-cell>
          <table:table-cell table:style-name="ce6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2.957" calcext:value-type="float">
            <text:p>2.957</text:p>
          </table:table-cell>
          <table:table-cell office:value-type="float" office:value="0.522" calcext:value-type="float">
            <text:p>0.522</text:p>
          </table:table-cell>
          <table:table-cell table:style-name="ce4" office:value-type="float" office:value="0.104" calcext:value-type="float">
            <text:p>0.104</text:p>
          </table:table-cell>
          <table:table-cell table:style-name="ce6"/>
        </table:table-row>
        <table:table-row table:style-name="ro1">
          <table:table-cell office:value-type="string" calcext:value-type="string">
            <text:p>OGD</text:p>
          </table:table-cell>
          <table:table-cell office:value-type="float" office:value="3.191" calcext:value-type="float">
            <text:p>3.191</text:p>
          </table:table-cell>
          <table:table-cell office:value-type="float" office:value="0.534" calcext:value-type="float">
            <text:p>0.534</text:p>
          </table:table-cell>
          <table:table-cell table:style-name="ce4" office:value-type="float" office:value="0.103" calcext:value-type="float">
            <text:p>0.103</text:p>
          </table:table-cell>
          <table:table-cell table:style-name="ce6"/>
        </table:table-row>
        <table:table-row table:style-name="ro1">
          <table:table-cell office:value-type="string" calcext:value-type="string">
            <text:p>SOP</text:p>
          </table:table-cell>
          <table:table-cell office:value-type="float" office:value="21.392" calcext:value-type="float">
            <text:p>21.392</text:p>
          </table:table-cell>
          <table:table-cell office:value-type="float" office:value="19.115" calcext:value-type="float">
            <text:p>19.115</text:p>
          </table:table-cell>
          <table:table-cell table:style-name="ce13" office:value-type="float" office:value="0.12" calcext:value-type="float">
            <text:p>0.120</text:p>
          </table:table-cell>
          <table:table-cell table:style-name="ce6"/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19.704" calcext:value-type="float">
            <text:p>19.704</text:p>
          </table:table-cell>
          <table:table-cell office:value-type="float" office:value="4.898" calcext:value-type="float">
            <text:p>4.898</text:p>
          </table:table-cell>
          <table:table-cell table:style-name="ce4" office:value-type="float" office:value="0.104" calcext:value-type="float">
            <text:p>0.104</text:p>
          </table:table-cell>
          <table:table-cell table:style-name="ce6"/>
        </table:table-row>
        <table:table-row table:style-name="ro1">
          <table:table-cell office:value-type="string" calcext:value-type="string">
            <text:p>SCW</text:p>
          </table:table-cell>
          <table:table-cell table:style-name="ce13" office:value-type="float" office:value="19.69" calcext:value-type="float">
            <text:p>19.690</text:p>
          </table:table-cell>
          <table:table-cell office:value-type="float" office:value="3.587" calcext:value-type="float">
            <text:p>3.587</text:p>
          </table:table-cell>
          <table:table-cell table:style-name="ce4" office:value-type="float" office:value="0.098" calcext:value-type="float">
            <text:p>0.098</text:p>
          </table:table-cell>
          <table:table-cell table:style-name="ce6"/>
        </table:table-row>
        <table:table-row table:style-name="ro1">
          <table:table-cell office:value-type="string" calcext:value-type="string">
            <text:p>SCW2</text:p>
          </table:table-cell>
          <table:table-cell table:style-name="ce13" office:value-type="float" office:value="18.59" calcext:value-type="float">
            <text:p>18.590</text:p>
          </table:table-cell>
          <table:table-cell office:value-type="float" office:value="3.675" calcext:value-type="float">
            <text:p>3.675</text:p>
          </table:table-cell>
          <table:table-cell table:style-name="ce13" office:value-type="float" office:value="0.099" calcext:value-type="float">
            <text:p>0.099</text:p>
          </table:table-cell>
          <table:table-cell table:style-name="ce6"/>
        </table:table-row>
        <table:table-row table:style-name="ro1">
          <table:table-cell office:value-type="string" calcext:value-type="string">
            <text:p>AROW</text:p>
          </table:table-cell>
          <table:table-cell office:value-type="float" office:value="19.509" calcext:value-type="float">
            <text:p>19.509</text:p>
          </table:table-cell>
          <table:table-cell office:value-type="float" office:value="7.844" calcext:value-type="float">
            <text:p>7.844</text:p>
          </table:table-cell>
          <table:table-cell table:style-name="ce13" office:value-type="float" office:value="0.099" calcext:value-type="float">
            <text:p>0.099</text:p>
          </table:table-cell>
          <table:table-cell table:style-name="ce6"/>
        </table:table-row>
        <table:table-row table:style-name="ro1" table:number-rows-repeated="3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Algorithm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Error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0.274" calcext:value-type="float">
            <text:p>0.274</text:p>
          </table:table-cell>
          <table:table-cell office:value-type="float" office:value="0.115" calcext:value-type="float">
            <text:p>0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469" calcext:value-type="float">
            <text:p>0.469</text:p>
          </table:table-cell>
          <table:table-cell office:value-type="float" office:value="0.105" calcext:value-type="float">
            <text:p>0.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0.515" calcext:value-type="float">
            <text:p>0.515</text:p>
          </table:table-cell>
          <table:table-cell office:value-type="float" office:value="0.104" calcext:value-type="float">
            <text:p>0.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0.522" calcext:value-type="float">
            <text:p>0.522</text:p>
          </table:table-cell>
          <table:table-cell office:value-type="float" office:value="0.104" calcext:value-type="float">
            <text:p>0.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D</text:p>
          </table:table-cell>
          <table:table-cell office:value-type="float" office:value="0.534" calcext:value-type="float">
            <text:p>0.534</text:p>
          </table:table-cell>
          <table:table-cell office:value-type="float" office:value="0.103" calcext:value-type="float">
            <text:p>0.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</text:p>
          </table:table-cell>
          <table:table-cell office:value-type="float" office:value="19.115" calcext:value-type="float">
            <text:p>19.115</text:p>
          </table:table-cell>
          <table:table-cell table:style-name="ce13" office:value-type="float" office:value="0.12" calcext:value-type="float">
            <text:p>0.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4.898" calcext:value-type="float">
            <text:p>4.898</text:p>
          </table:table-cell>
          <table:table-cell office:value-type="float" office:value="0.104" calcext:value-type="float">
            <text:p>0.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</text:p>
          </table:table-cell>
          <table:table-cell office:value-type="float" office:value="3.587" calcext:value-type="float">
            <text:p>3.587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2</text:p>
          </table:table-cell>
          <table:table-cell office:value-type="float" office:value="3.675" calcext:value-type="float">
            <text:p>3.675</text:p>
          </table:table-cell>
          <table:table-cell table:style-name="ce13" office:value-type="float" office:value="0.099" calcext:value-type="float">
            <text:p>0.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W</text:p>
          </table:table-cell>
          <table:table-cell office:value-type="float" office:value="7.844" calcext:value-type="float">
            <text:p>7.844</text:p>
          </table:table-cell>
          <table:table-cell table:style-name="ce13" office:value-type="float" office:value="0.099" calcext:value-type="float">
            <text:p>0.099</text:p>
          </table:table-cell>
          <table:table-cell table:number-columns-repeated="2"/>
        </table:table-row>
      </table:table>
      <table:table table:name="Covtype" table:style-name="ta1">
        <table:shapes>
          <draw:frame draw:z-index="0" draw:style-name="gr1" draw:text-style-name="P1" svg:width="453.51pt" svg:height="255.09pt" svg:x="338.54pt" svg:y="208.8pt">
            <draw:object draw:notify-on-update-of-ranges="Covtype.A22:Covtype.A31 Covtype.B21:Covtype.B21 Covtype.B22:Covtype.B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784.12pt" svg:y="88.95pt">
            <draw:object draw:notify-on-update-of-ranges="Covtype.A22:Covtype.A31 Covtype.C21:Covtype.C21 Covtype.C22:Covtype.C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ovtype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float" office:value="581012" calcext:value-type="float">
            <text:p>581012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3" table:number-rows-spanned="1">
            <text:p>Time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3" office:value-type="string" calcext:value-type="string">
            <text:p>Algorithm</text:p>
          </table:table-cell>
          <table:table-cell table:style-name="ce5" office:value-type="string" calcext:value-type="string">
            <text:p>Matlab+C</text:p>
          </table:table-cell>
          <table:table-cell table:style-name="ce5" office:value-type="string" calcext:value-type="string">
            <text:p>Python+Numpy</text:p>
          </table:table-cell>
          <table:table-cell table:style-name="ce5" office:value-type="string" calcext:value-type="string">
            <text:p>Error Rate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2.794" calcext:value-type="float">
            <text:p>2.794</text:p>
          </table:table-cell>
          <table:table-cell office:value-type="float" office:value="3.514" calcext:value-type="float">
            <text:p>3.514</text:p>
          </table:table-cell>
          <table:table-cell table:style-name="ce4"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2.636" calcext:value-type="float">
            <text:p>2.636</text:p>
          </table:table-cell>
          <table:table-cell office:value-type="float" office:value="9.435" calcext:value-type="float">
            <text:p>9.435</text:p>
          </table:table-cell>
          <table:table-cell table:style-name="ce4" office:value-type="float" office:value="0.351" calcext:value-type="float">
            <text:p>0.351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2.863" calcext:value-type="float">
            <text:p>2.863</text:p>
          </table:table-cell>
          <table:table-cell office:value-type="float" office:value="9.118" calcext:value-type="float">
            <text:p>9.118</text:p>
          </table:table-cell>
          <table:table-cell table:style-name="ce4" office:value-type="float" office:value="0.264" calcext:value-type="float">
            <text:p>0.264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2.957" calcext:value-type="float">
            <text:p>2.957</text:p>
          </table:table-cell>
          <table:table-cell office:value-type="float" office:value="10.958" calcext:value-type="float">
            <text:p>10.958</text:p>
          </table:table-cell>
          <table:table-cell table:style-name="ce4"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OGD</text:p>
          </table:table-cell>
          <table:table-cell office:value-type="float" office:value="3.191" calcext:value-type="float">
            <text:p>3.191</text:p>
          </table:table-cell>
          <table:table-cell office:value-type="float" office:value="7.123" calcext:value-type="float">
            <text:p>7.123</text:p>
          </table:table-cell>
          <table:table-cell table:style-name="ce4" office:value-type="float" office:value="0.243" calcext:value-type="float">
            <text:p>0.243</text:p>
          </table:table-cell>
        </table:table-row>
        <table:table-row table:style-name="ro1">
          <table:table-cell office:value-type="string" calcext:value-type="string">
            <text:p>SOP</text:p>
          </table:table-cell>
          <table:table-cell office:value-type="float" office:value="21.392" calcext:value-type="float">
            <text:p>21.392</text:p>
          </table:table-cell>
          <table:table-cell office:value-type="float" office:value="16.375" calcext:value-type="float">
            <text:p>16.375</text:p>
          </table:table-cell>
          <table:table-cell table:style-name="ce13" office:value-type="float" office:value="0.337" calcext:value-type="float">
            <text:p>0.337</text:p>
          </table:table-cell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19.704" calcext:value-type="float">
            <text:p>19.704</text:p>
          </table:table-cell>
          <table:table-cell office:value-type="float" office:value="11.093" calcext:value-type="float">
            <text:p>11.093</text:p>
          </table:table-cell>
          <table:table-cell table:style-name="ce4" office:value-type="float" office:value="0.442" calcext:value-type="float">
            <text:p>0.442</text:p>
          </table:table-cell>
        </table:table-row>
        <table:table-row table:style-name="ro1">
          <table:table-cell office:value-type="string" calcext:value-type="string">
            <text:p>SCW</text:p>
          </table:table-cell>
          <table:table-cell table:style-name="ce13" office:value-type="float" office:value="19.69" calcext:value-type="float">
            <text:p>19.690</text:p>
          </table:table-cell>
          <table:table-cell office:value-type="float" office:value="25.976" calcext:value-type="float">
            <text:p>25.976</text:p>
          </table:table-cell>
          <table:table-cell table:style-name="ce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SCW2</text:p>
          </table:table-cell>
          <table:table-cell table:style-name="ce13" office:value-type="float" office:value="18.59" calcext:value-type="float">
            <text:p>18.590</text:p>
          </table:table-cell>
          <table:table-cell office:value-type="float" office:value="35.239" calcext:value-type="float">
            <text:p>35.239</text:p>
          </table:table-cell>
          <table:table-cell table:style-name="ce13" office:value-type="float" office:value="0.239" calcext:value-type="float">
            <text:p>0.239</text:p>
          </table:table-cell>
        </table:table-row>
        <table:table-row table:style-name="ro1">
          <table:table-cell office:value-type="string" calcext:value-type="string">
            <text:p>AROW</text:p>
          </table:table-cell>
          <table:table-cell office:value-type="float" office:value="19.509" calcext:value-type="float">
            <text:p>19.509</text:p>
          </table:table-cell>
          <table:table-cell office:value-type="float" office:value="21.425" calcext:value-type="float">
            <text:p>21.425</text:p>
          </table:table-cell>
          <table:table-cell table:style-name="ce13" office:value-type="float" office:value="0.243" calcext:value-type="float">
            <text:p>0.243</text:p>
          </table:table-cell>
        </table:table-row>
        <table:table-row table:style-name="ro1" table:number-rows-repeated="3">
          <table:table-cell table:style-name="Default" table:number-columns-repeated="3"/>
          <table:table-cell/>
        </table:table-row>
        <table:table-row table:style-name="ro1">
          <table:table-cell table:style-name="ce3" office:value-type="string" calcext:value-type="string">
            <text:p>Algorithm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Error Rate</text:p>
          </table:table-cell>
          <table:table-cell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3.514" calcext:value-type="float">
            <text:p>3.514</text:p>
          </table:table-cell>
          <table:table-cell office:value-type="float" office:value="0.344" calcext:value-type="float">
            <text:p>0.344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9.435" calcext:value-type="float">
            <text:p>9.435</text:p>
          </table:table-cell>
          <table:table-cell office:value-type="float" office:value="0.351" calcext:value-type="float">
            <text:p>0.351</text:p>
          </table:table-cell>
          <table:table-cell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9.118" calcext:value-type="float">
            <text:p>9.118</text:p>
          </table:table-cell>
          <table:table-cell office:value-type="float" office:value="0.264" calcext:value-type="float">
            <text:p>0.264</text:p>
          </table:table-cell>
          <table:table-cell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0.958" calcext:value-type="float">
            <text:p>10.958</text:p>
          </table:table-cell>
          <table:table-cell office:value-type="float" office:value="0.304" calcext:value-type="float">
            <text:p>0.304</text:p>
          </table:table-cell>
          <table:table-cell/>
        </table:table-row>
        <table:table-row table:style-name="ro1">
          <table:table-cell office:value-type="string" calcext:value-type="string">
            <text:p>OGD</text:p>
          </table:table-cell>
          <table:table-cell office:value-type="float" office:value="7.123" calcext:value-type="float">
            <text:p>7.123</text:p>
          </table:table-cell>
          <table:table-cell office:value-type="float" office:value="0.243" calcext:value-type="float">
            <text:p>0.243</text:p>
          </table:table-cell>
          <table:table-cell/>
        </table:table-row>
        <table:table-row table:style-name="ro1">
          <table:table-cell office:value-type="string" calcext:value-type="string">
            <text:p>SOP</text:p>
          </table:table-cell>
          <table:table-cell office:value-type="float" office:value="16.375" calcext:value-type="float">
            <text:p>16.375</text:p>
          </table:table-cell>
          <table:table-cell table:style-name="ce13" office:value-type="float" office:value="0.337" calcext:value-type="float">
            <text:p>0.337</text:p>
          </table:table-cell>
          <table:table-cell/>
        </table:table-row>
        <table:table-row table:style-name="ro1">
          <table:table-cell office:value-type="string" calcext:value-type="string">
            <text:p>CW</text:p>
          </table:table-cell>
          <table:table-cell office:value-type="float" office:value="11.093" calcext:value-type="float">
            <text:p>11.093</text:p>
          </table:table-cell>
          <table:table-cell office:value-type="float" office:value="0.442" calcext:value-type="float">
            <text:p>0.442</text:p>
          </table:table-cell>
          <table:table-cell/>
        </table:table-row>
        <table:table-row table:style-name="ro1">
          <table:table-cell office:value-type="string" calcext:value-type="string">
            <text:p>SCW</text:p>
          </table:table-cell>
          <table:table-cell office:value-type="float" office:value="25.976" calcext:value-type="float">
            <text:p>25.976</text:p>
          </table:table-cell>
          <table:table-cell office:value-type="float" office:value="0.233" calcext:value-type="float">
            <text:p>0.233</text:p>
          </table:table-cell>
          <table:table-cell/>
        </table:table-row>
        <table:table-row table:style-name="ro1">
          <table:table-cell office:value-type="string" calcext:value-type="string">
            <text:p>SCW2</text:p>
          </table:table-cell>
          <table:table-cell office:value-type="float" office:value="35.239" calcext:value-type="float">
            <text:p>35.239</text:p>
          </table:table-cell>
          <table:table-cell table:style-name="ce13" office:value-type="float" office:value="0.239" calcext:value-type="float">
            <text:p>0.239</text:p>
          </table:table-cell>
          <table:table-cell/>
        </table:table-row>
        <table:table-row table:style-name="ro1">
          <table:table-cell office:value-type="string" calcext:value-type="string">
            <text:p>AROW</text:p>
          </table:table-cell>
          <table:table-cell office:value-type="float" office:value="21.425" calcext:value-type="float">
            <text:p>21.425</text:p>
          </table:table-cell>
          <table:table-cell table:style-name="ce13" office:value-type="float" office:value="0.243" calcext:value-type="float">
            <text:p>0.2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 style:data-style-name="N2" text:time-value="12:35:06.360895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2:00:04.164834149</meta:creation-date>
    <meta:generator>LibreOffice/6.0.2.1.0$Linux_X86_64 LibreOffice_project/00m0$Build-1</meta:generator>
    <dc:date>2018-06-07T12:38:02.697152014</dc:date>
    <meta:editing-duration>PT4H49M34S</meta:editing-duration>
    <meta:editing-cycles>8</meta:editing-cycles>
    <meta:document-statistic meta:table-count="3" meta:cell-count="19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76cm" xlink:href=".." xlink:type="simple" chart:class="chart:bar" chart:style-name="ch1">
        <chart:title svg:x="6.304cm" svg:y="0.315cm" chart:style-name="ch2">
          <text:p>Algorithm Times</text:p>
        </chart:title>
        <chart:legend chart:legend-position="end" svg:x="12.761cm" svg:y="3.94cm" style:legend-expansion="high" chart:style-name="ch3"/>
        <chart:plot-area chart:style-name="ch4" table:cell-range-address="W8a.A8:W8a.C17 W8a.B6:W8a.C7" chart:data-source-has-labels="both" svg:x="0.32cm" svg:y="1.273cm" svg:width="12.121cm" svg:height="7.524cm">
          <chartooo:coordinate-region svg:x="0.941cm" svg:y="1.473cm" svg:width="11.5cm" svg:height="6.677cm"/>
          <chart:axis chart:dimension="x" chart:name="primary-x" chart:style-name="ch5" chartooo:axis-type="auto">
            <chartooo:date-scale/>
            <chart:categories table:cell-range-address="W8a.A8:W8a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8a.B8:W8a.B17" chart:label-cell-address="W8a.B6:W8a.B7" chart:class="chart:bar">
            <chart:data-point chart:repeated="10"/>
          </chart:series>
          <chart:series chart:style-name="ch9" chart:values-cell-range-address="W8a.C8:W8a.C17" chart:label-cell-address="W8a.C6:W8a.C7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lab+C</text:p>
                <text:list>
                  <text:list-item>
                    <text:p/>
                  </text:list-item>
                  <text:list-item>
                    <text:p>Matlab+C</text:p>
                  </text:list-item>
                </text:list>
                <draw:g>
                  <svg:desc>W8a.B6:W8a.B7</svg:desc>
                </draw:g>
              </table:table-cell>
              <table:table-cell office:value-type="string">
                <text:p>Python+Numpy</text:p>
                <text:list>
                  <text:list-item>
                    <text:p/>
                  </text:list-item>
                  <text:list-item>
                    <text:p>Python+Numpy</text:p>
                  </text:list-item>
                </text:list>
                <draw:g>
                  <svg:desc>W8a.C6:W8a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W8a.A8:W8a.A17</svg:desc>
                </draw:g>
              </table:table-cell>
              <table:table-cell office:value-type="float" office:value="2.794">
                <text:p>2.794</text:p>
                <draw:g>
                  <svg:desc>W8a.B8:W8a.B17</svg:desc>
                </draw:g>
              </table:table-cell>
              <table:table-cell office:value-type="float" office:value="0.274">
                <text:p>0.274</text:p>
                <draw:g>
                  <svg:desc>W8a.C8:W8a.C17</svg:desc>
                </draw:g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2.636">
                <text:p>2.636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PA1</text:p>
              </table:table-cell>
              <table:table-cell office:value-type="float" office:value="2.863">
                <text:p>2.863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PA2</text:p>
              </table:table-cell>
              <table:table-cell office:value-type="float" office:value="2.957">
                <text:p>2.957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OGD</text:p>
              </table:table-cell>
              <table:table-cell office:value-type="float" office:value="3.191">
                <text:p>3.191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SOP</text:p>
              </table:table-cell>
              <table:table-cell office:value-type="float" office:value="21.392">
                <text:p>21.392</text:p>
              </table:table-cell>
              <table:table-cell office:value-type="float" office:value="19.115">
                <text:p>19.115</text:p>
              </table:table-cell>
            </table:table-row>
            <table:table-row>
              <table:table-cell office:value-type="string">
                <text:p>CW</text:p>
              </table:table-cell>
              <table:table-cell office:value-type="float" office:value="19.704">
                <text:p>19.704</text:p>
              </table:table-cell>
              <table:table-cell office:value-type="float" office:value="4.898">
                <text:p>4.898</text:p>
              </table:table-cell>
            </table:table-row>
            <table:table-row>
              <table:table-cell office:value-type="string">
                <text:p>SCW</text:p>
              </table:table-cell>
              <table:table-cell office:value-type="float" office:value="19.69">
                <text:p>19.69</text:p>
              </table:table-cell>
              <table:table-cell office:value-type="float" office:value="3.587">
                <text:p>3.587</text:p>
              </table:table-cell>
            </table:table-row>
            <table:table-row>
              <table:table-cell office:value-type="string">
                <text:p>SCW2</text:p>
              </table:table-cell>
              <table:table-cell office:value-type="float" office:value="18.59">
                <text:p>18.59</text:p>
              </table:table-cell>
              <table:table-cell office:value-type="float" office:value="3.675">
                <text:p>3.675</text:p>
              </table:table-cell>
            </table:table-row>
            <table:table-row>
              <table:table-cell office:value-type="string">
                <text:p>AROW</text:p>
              </table:table-cell>
              <table:table-cell office:value-type="float" office:value="19.509">
                <text:p>19.509</text:p>
              </table:table-cell>
              <table:table-cell office:value-type="float" office:value="7.844">
                <text:p>7.8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a65d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Error Rate</text:p>
        </chart:title>
        <chart:legend chart:legend-position="end" svg:x="13.684cm" svg:y="4.201cm" style:legend-expansion="high" chart:style-name="ch3"/>
        <chart:plot-area chart:style-name="ch4" table:cell-range-address="W8a.A22:W8a.A31 W8a.C21:W8a.C31" chart:data-source-has-labels="both" svg:x="0.32cm" svg:y="1.275cm" svg:width="13.044cm" svg:height="7.545cm">
          <chartooo:coordinate-region svg:x="1.232cm" svg:y="1.475cm" svg:width="12.132cm" svg:height="6.698cm"/>
          <chart:axis chart:dimension="x" chart:name="primary-x" chart:style-name="ch5" chartooo:axis-type="auto">
            <chartooo:date-scale/>
            <chart:categories table:cell-range-address="W8a.A22:W8a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8a.C22:W8a.C31" chart:label-cell-address="W8a.C21:W8a.C2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ate</text:p>
                <draw:g>
                  <svg:desc>W8a.C21:W8a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W8a.A22:W8a.A31</svg:desc>
                </draw:g>
              </table:table-cell>
              <table:table-cell office:value-type="float" office:value="0.115">
                <text:p>0.115</text:p>
                <draw:g>
                  <svg:desc>W8a.C22:W8a.C31</svg:desc>
                </draw:g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PA1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PA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OGD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SOP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CW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SCW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SCW2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AROW</text:p>
              </table:table-cell>
              <table:table-cell office:value-type="float" office:value="0.099">
                <text:p>0.0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27cm" svg:y="0.316cm" chart:style-name="ch2">
          <text:p>Time</text:p>
        </chart:title>
        <chart:legend chart:legend-position="end" svg:x="14.478cm" svg:y="4.201cm" style:legend-expansion="high" chart:style-name="ch3"/>
        <chart:plot-area chart:style-name="ch4" table:cell-range-address="W8a.A22:W8a.B31 W8a.B21:W8a.B21" chart:data-source-has-labels="both" svg:x="0.32cm" svg:y="1.275cm" svg:width="13.838cm" svg:height="7.545cm">
          <chartooo:coordinate-region svg:x="0.941cm" svg:y="1.474cm" svg:width="13.217cm" svg:height="6.699cm"/>
          <chart:axis chart:dimension="x" chart:name="primary-x" chart:style-name="ch5" chartooo:axis-type="auto">
            <chartooo:date-scale/>
            <chart:categories table:cell-range-address="W8a.A22:W8a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8a.B22:W8a.B31" chart:label-cell-address="W8a.B21:W8a.B2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W8a.B21:W8a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W8a.A22:W8a.A31</svg:desc>
                </draw:g>
              </table:table-cell>
              <table:table-cell office:value-type="float" office:value="0.274">
                <text:p>0.274</text:p>
                <draw:g>
                  <svg:desc>W8a.B22:W8a.B31</svg:desc>
                </draw:g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PA1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PA2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OGD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SOP</text:p>
              </table:table-cell>
              <table:table-cell office:value-type="float" office:value="19.115">
                <text:p>19.115</text:p>
              </table:table-cell>
            </table:table-row>
            <table:table-row>
              <table:table-cell office:value-type="string">
                <text:p>CW</text:p>
              </table:table-cell>
              <table:table-cell office:value-type="float" office:value="4.898">
                <text:p>4.898</text:p>
              </table:table-cell>
            </table:table-row>
            <table:table-row>
              <table:table-cell office:value-type="string">
                <text:p>SCW</text:p>
              </table:table-cell>
              <table:table-cell office:value-type="float" office:value="3.587">
                <text:p>3.587</text:p>
              </table:table-cell>
            </table:table-row>
            <table:table-row>
              <table:table-cell office:value-type="string">
                <text:p>SCW2</text:p>
              </table:table-cell>
              <table:table-cell office:value-type="float" office:value="3.675">
                <text:p>3.675</text:p>
              </table:table-cell>
            </table:table-row>
            <table:table-row>
              <table:table-cell office:value-type="string">
                <text:p>AROW</text:p>
              </table:table-cell>
              <table:table-cell office:value-type="float" office:value="7.844">
                <text:p>7.8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27cm" svg:y="0.316cm" chart:style-name="ch2">
          <text:p>Time</text:p>
        </chart:title>
        <chart:legend chart:legend-position="end" svg:x="14.478cm" svg:y="4.201cm" style:legend-expansion="high" chart:style-name="ch3"/>
        <chart:plot-area chart:style-name="ch4" table:cell-range-address="Covtype.A22:Covtype.B31 Covtype.B21:Covtype.B21" chart:data-source-has-labels="both" svg:x="0.32cm" svg:y="1.275cm" svg:width="13.838cm" svg:height="7.545cm">
          <chartooo:coordinate-region svg:x="0.941cm" svg:y="1.474cm" svg:width="13.217cm" svg:height="6.699cm"/>
          <chart:axis chart:dimension="x" chart:name="primary-x" chart:style-name="ch5" chartooo:axis-type="auto">
            <chartooo:date-scale/>
            <chart:categories table:cell-range-address="Covtype.A22:Covtype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vtype.B22:Covtype.B31" chart:label-cell-address="Covtype.B21:Covtype.B2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Covtype.B21:Covtype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Covtype.A22:Covtype.A31</svg:desc>
                </draw:g>
              </table:table-cell>
              <table:table-cell office:value-type="float" office:value="3.514">
                <text:p>3.514</text:p>
                <draw:g>
                  <svg:desc>Covtype.B22:Covtype.B31</svg:desc>
                </draw:g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9.435">
                <text:p>9.435</text:p>
              </table:table-cell>
            </table:table-row>
            <table:table-row>
              <table:table-cell office:value-type="string">
                <text:p>PA1</text:p>
              </table:table-cell>
              <table:table-cell office:value-type="float" office:value="9.118">
                <text:p>9.118</text:p>
              </table:table-cell>
            </table:table-row>
            <table:table-row>
              <table:table-cell office:value-type="string">
                <text:p>PA2</text:p>
              </table:table-cell>
              <table:table-cell office:value-type="float" office:value="10.958">
                <text:p>10.958</text:p>
              </table:table-cell>
            </table:table-row>
            <table:table-row>
              <table:table-cell office:value-type="string">
                <text:p>OGD</text:p>
              </table:table-cell>
              <table:table-cell office:value-type="float" office:value="7.123">
                <text:p>7.123</text:p>
              </table:table-cell>
            </table:table-row>
            <table:table-row>
              <table:table-cell office:value-type="string">
                <text:p>SOP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string">
                <text:p>CW</text:p>
              </table:table-cell>
              <table:table-cell office:value-type="float" office:value="11.093">
                <text:p>11.093</text:p>
              </table:table-cell>
            </table:table-row>
            <table:table-row>
              <table:table-cell office:value-type="string">
                <text:p>SCW</text:p>
              </table:table-cell>
              <table:table-cell office:value-type="float" office:value="25.976">
                <text:p>25.976</text:p>
              </table:table-cell>
            </table:table-row>
            <table:table-row>
              <table:table-cell office:value-type="string">
                <text:p>SCW2</text:p>
              </table:table-cell>
              <table:table-cell office:value-type="float" office:value="35.239">
                <text:p>35.239</text:p>
              </table:table-cell>
            </table:table-row>
            <table:table-row>
              <table:table-cell office:value-type="string">
                <text:p>AROW</text:p>
              </table:table-cell>
              <table:table-cell office:value-type="float" office:value="21.425">
                <text:p>21.4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a65d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Error Rate</text:p>
        </chart:title>
        <chart:legend chart:legend-position="end" svg:x="13.684cm" svg:y="4.201cm" style:legend-expansion="high" chart:style-name="ch3"/>
        <chart:plot-area chart:style-name="ch4" table:cell-range-address="Covtype.A22:Covtype.A31 Covtype.C21:Covtype.C31" chart:data-source-has-labels="both" svg:x="0.32cm" svg:y="1.275cm" svg:width="13.044cm" svg:height="7.545cm">
          <chartooo:coordinate-region svg:x="1.232cm" svg:y="1.474cm" svg:width="12.132cm" svg:height="6.699cm"/>
          <chart:axis chart:dimension="x" chart:name="primary-x" chart:style-name="ch5" chartooo:axis-type="auto">
            <chartooo:date-scale/>
            <chart:categories table:cell-range-address="Covtype.A22:Covtype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vtype.C22:Covtype.C31" chart:label-cell-address="Covtype.C21:Covtype.C2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Rate</text:p>
                <draw:g>
                  <svg:desc>Covtype.C21:Covtype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  <draw:g>
                  <svg:desc>Covtype.A22:Covtype.A31</svg:desc>
                </draw:g>
              </table:table-cell>
              <table:table-cell office:value-type="float" office:value="0.344">
                <text:p>0.344</text:p>
                <draw:g>
                  <svg:desc>Covtype.C22:Covtype.C31</svg:desc>
                </draw:g>
              </table:table-cell>
            </table:table-row>
            <table:table-row>
              <table:table-cell office:value-type="string">
                <text:p>PA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PA1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PA2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OGD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SOP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CW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SCW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SCW2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AROW</text:p>
              </table:table-cell>
              <table:table-cell office:value-type="float" office:value="0.243">
                <text:p>0.2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.0$Linux_X86_64 LibreOffice_project/0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